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881e5" officeooo:paragraph-rsid="000881e5"/>
    </style:style>
    <style:style style:name="P2" style:family="paragraph" style:parent-style-name="Frame_20_contents">
      <style:text-properties officeooo:rsid="000881e5" officeooo:paragraph-rsid="000881e5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Frame">
      <style:graphic-properties style:vertical-pos="from-top" style:vertical-rel="page" style:horizontal-pos="from-left" style:horizontal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0.0874in" svg:y="0.4165in" svg:width="6.6882in" draw:z-index="0"><draw:text-box fo:min-height="4.572in"><text:p text:style-name="P2"><draw:frame draw:style-name="fr2" draw:name="Frame2" text:anchor-type="paragraph" svg:x="1in" svg:y="1.7in" svg:width="6.0425in" draw:z-index="1"><draw:text-box fo:min-height="3.7311in"><text:p text:style-name="P2"><draw:frame draw:style-name="fr2" draw:name="Frame3" text:anchor-type="paragraph" svg:x="1.4in" svg:y="2.3in" svg:width="5.4382in" draw:z-index="2"><draw:text-box fo:min-height="2.678in"><text:p text:style-name="P2">Inner text frame: anchored to the first paragraph of middle text frame</text:p></draw:text-box></draw:frame>Middle text frame: anchored to the first paragraph of outer text frame</text:p></draw:text-box></draw:frame>Outer text frame</text:p></draw:text-box></draw:frame>Nested text frame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4T16:06:12.342191298</meta:creation-date>
    <dc:date>2014-02-14T16:10:58.043726441</dc:date>
    <meta:editing-duration>P0D</meta:editing-duration>
    <meta:editing-cycles>2</meta:editing-cycles>
    <meta:generator>LibreOfficeDev/4.3.0.0.alpha0$Linux_x86 LibreOffice_project/5e5ec33eb4a4e10afd9c7ee7c269c2c18144d033</meta:generator>
    <meta:document-statistic meta:table-count="0" meta:image-count="0" meta:object-count="0" meta:page-count="1" meta:paragraph-count="4" meta:word-count="30" meta:character-count="175" meta:non-whitespace-character-count="149"/>
  </office:meta>
</office:document-meta>
</file>